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209400000DD4A3FF58A638AC43CA.png" manifest:media-type="image/png"/>
  <manifest:file-entry manifest:full-path="Pictures/1000020100001E3C00000B7CE7EBF08FD484CE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27cm" svg:height="0.839cm" svg:x="2.308cm" svg:y="7.043cm">
          <draw:text-box>
            <text:p><text:span text:style-name="T1">E</text:span></text:p>
          </draw:text-box>
        </draw:frame>
        <draw:frame draw:style-name="gr2" draw:text-style-name="P2" draw:layer="layout" svg:width="19.017cm" svg:height="7.222cm" svg:x="0.968cm" svg:y="1.061cm">
          <draw:image xlink:href="Pictures/1000020100001E3C00000B7CE7EBF08FD484CE39.png" xlink:type="simple" xlink:show="embed" xlink:actuate="onLoad" loext:mime-type="image/png">
            <text:p/>
          </draw:image>
        </draw:frame>
        <draw:frame draw:style-name="gr2" draw:text-style-name="P2" draw:layer="layout" svg:width="19.017cm" svg:height="8.071cm" svg:x="1.038cm" svg:y="8.248cm">
          <draw:image xlink:href="Pictures/100002010000209400000DD4A3FF58A638AC43C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.00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49cm" svg:height="7.575cm" svg:x="1.025cm" svg:y="2.485cm"/>
      <draw:page-thumbnail draw:layer="backgroundobjects" svg:width="8.949cm" svg:height="7.575cm" svg:x="1.025cm" svg:y="11.061cm"/>
      <draw:page-thumbnail draw:layer="backgroundobjects" svg:width="8.949cm" svg:height="7.575cm" svg:x="1.025cm" svg:y="19.637cm"/>
      <draw:page-thumbnail draw:layer="backgroundobjects" svg:width="8.949cm" svg:height="7.575cm" svg:x="11.025cm" svg:y="2.485cm"/>
      <draw:page-thumbnail draw:layer="backgroundobjects" svg:width="8.949cm" svg:height="7.575cm" svg:x="11.025cm" svg:y="11.061cm"/>
      <draw:page-thumbnail draw:layer="backgroundobjects" svg:width="8.949cm" svg:height="7.575cm" svg:x="11.025cm" svg:y="19.637cm"/>
    </style:handout-master>
    <style:master-page style:name="Default" style:page-layout-name="PM1" draw:style-name="Mdp1">
      <draw:frame presentation:style-name="Default-title" draw:layer="backgroundobjects" svg:width="17.121cm" svg:height="2.637cm" svg:x="1.941cm" svg:y="1.621cm" presentation:class="title" presentation:placeholder="true">
        <draw:text-box/>
      </draw:frame>
      <draw:frame presentation:style-name="Default-outline1" draw:layer="backgroundobjects" svg:width="17.121cm" svg:height="9.162cm" svg:x="1.941cm" svg:y="4.687cm" presentation:class="outline" presentation:placeholder="true">
        <draw:text-box/>
      </draw:frame>
      <draw:frame presentation:style-name="Mpr1" draw:text-style-name="MP2" draw:layer="backgroundobjects" svg:width="4.432cm" svg:height="1.088cm" svg:x="1.941cm" svg:y="15.3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3cm" svg:height="1.088cm" svg:x="7.497cm" svg:y="15.3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2cm" svg:height="1.088cm" svg:x="14.63cm" svg:y="15.3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0:54:10.083633424</meta:creation-date>
    <dc:date>2021-06-20T15:35:00.988828100</dc:date>
    <meta:editing-duration>P9DT12H47M8S</meta:editing-duration>
    <meta:editing-cycles>8</meta:editing-cycles>
    <meta:generator>LibreOffice/6.4.7.2$Linux_X86_64 LibreOffice_project/40$Build-2</meta:generator>
    <meta:document-statistic meta:object-count="26"/>
  </office:meta>
</office:document-meta>
</file>